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7.65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7.052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Probl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Understanding of Optimal Sol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</text:p>
          </table:table-cell>
          <table:table-cell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Algo/Recursive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sum K</text:p>
          </table:table-cell>
          <table:table-cell office:value-type="string" calcext:value-type="string">
            <text:p>https://leetcode.com/problems/3sum-closest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problems/4sum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2 pattern</text:p>
          </table:table-cell>
          <table:table-cell office:value-type="string" calcext:value-type="string">
            <text:p>https://leetcode.com/problems/132-pattern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Two Numbers</text:p>
          </table:table-cell>
          <table:table-cell office:value-type="string" calcext:value-type="string">
            <text:p>https://leetcode.com/problems/add-two-numbers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steroid Collision</text:p>
          </table:table-cell>
          <table:table-cell office:value-type="string" calcext:value-type="string">
            <text:p>https://leetcode.com/problems/asteroid-collision/</text:p>
          </table:table-cell>
          <table:table-cell office:value-type="string" calcext:value-type="string">
            <text:p>N^2 loop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urst Balloons</text:p>
          </table:table-cell>
          <table:table-cell office:value-type="string" calcext:value-type="string">
            <text:p>https://leetcode.com/problems/burst-balloons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g Of Tokens</text:p>
          </table:table-cell>
          <table:table-cell office:value-type="string" calcext:value-type="string">
            <text:p>https://leetcode.com/problems/bag-of-tokens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Mediu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 LL to Int</text:p>
          </table:table-cell>
          <table:table-cell office:value-type="string" calcext:value-type="string">
            <text:p>https://leetcode.com/problems/convert-binary-number-in-a-linked-list-to-integer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aryNextP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naryTreeTil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twisecomp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iweekly-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Iterat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Min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stSerializ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TNext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ddy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ildingTransf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'Bulls&amp;Cows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ySellStock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nPlaceFlow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rpool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mpagneTow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oneGrap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mbinationSum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secutiveCharacte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vered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rawlerLogFold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code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epestNodeSub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MinHeightTre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ndTheDiffere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irstMissingPositiv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lipInvertIma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sSt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nerate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useRobber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creasingOrderSearchTre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interv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sertSortLinked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gerToRoma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GameI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DiffPair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thFactor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argest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CycleI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edListRandomNod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CommonPref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Mounta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Palindrom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SubstringWith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ngestValidParenthes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jorityEleme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AncestorDiff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ep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DistToClose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imumNonNegativeProdu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duc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xProfitGondol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dianSortedArra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Interva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KSort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LinkedLis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ArrowBur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CostMoveChi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nimumDominoRo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irrorRefle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LI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sAtMostNGivenDigit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irsDivisible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Numb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lindromePart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itionEqualSubs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honeNumberCombin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orPi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angeSum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entCall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coverB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Duplicates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Element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moventhfromen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orderSpa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edDnaSequenc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peatingDivBy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verseI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manToInteg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e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tationSear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quentialDigit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kyL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lidingWindowMaximu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Divis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estSubsequenceDistinc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edSquar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rtLis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piralmatri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oneGam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rst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arrayProductLess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mmaryRang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oneInheritanc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Mors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aths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Permut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queSubstrin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Mountain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idSqua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ekly-2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ildcardMatch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ordBre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igZag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wapPairs</text:p>
          </table:table-cell>
          <table:table-cell office:value-type="string" calcext:value-type="string">
            <text:p>https://leetcode.com/problems/swap-nodes-in-pair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verseKGroup</text:p>
          </table:table-cell>
          <table:table-cell office:value-type="string" calcext:value-type="string">
            <text:p>https://leetcode.com/problems/reverse-nodes-in-k-group/submissions/</text:p>
          </table:table-cell>
          <table:table-cell office:value-type="string" calcext:value-type="string">
            <text:p>Stack-based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ValidBST</text:p>
          </table:table-cell>
          <table:table-cell office:value-type="string" calcext:value-type="string">
            <text:p>https://leetcode.com/explore/challenge/card/december-leetcoding-challenge/571/week-3-december-15th-december-21st/3568/</text:p>
          </table:table-cell>
          <table:table-cell office:value-type="string" calcext:value-type="string">
            <text:p>Recursive</text:p>
          </table:table-cell>
          <table:table-cell office:value-type="string" calcext:value-type="string">
            <text:p>Easy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videTwoIntegers</text:p>
          </table:table-cell>
          <table:table-cell office:value-type="string" calcext:value-type="string">
            <text:p>https://leetcode.com/problems/divide-two-integers/submissions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sum</text:p>
          </table:table-cell>
          <table:table-cell office:value-type="string" calcext:value-type="string">
            <text:p>https://leetcode.com/explore/challenge/card/december-leetcoding-challenge/571/week-3-december-15th-december-21st/3569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creasing Triplet</text:p>
          </table:table-cell>
          <table:table-cell office:value-type="string" calcext:value-type="string">
            <text:p>https://leetcode.com/explore/challenge/card/december-leetcoding-challenge/571/week-3-december-15th-december-21st/3570/</text:p>
          </table:table-cell>
          <table:table-cell office:value-type="string" calcext:value-type="string">
            <text:p>simple algo</text:p>
          </table:table-cell>
          <table:table-cell office:value-type="string" calcext:value-type="string">
            <text:p>Eas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ekly-220</text:p>
          </table:table-cell>
          <table:table-cell office:value-type="string" calcext:value-type="string">
            <text:p>https://leetcode.com/contest/weekly-contest-220</text:p>
          </table:table-cell>
          <table:table-cell office:value-type="string" calcext:value-type="string">
            <text:p>algo, graph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rry pickup</text:p>
          </table:table-cell>
          <table:table-cell office:value-type="string" calcext:value-type="string">
            <text:p>https://leetcode.com/explore/challenge/card/december-leetcoding-challenge/571/week-3-december-15th-december-21st/3571/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leetcode.com/problems/cherry-pickup-ii/solution/</text:p>
          </table:table-cell>
        </table:table-row>
        <table:table-row table:style-name="ro1">
          <table:table-cell/>
          <table:table-cell office:value-type="string" calcext:value-type="string">
            <text:p>DecodedStringAtIndexhttps://leetcode.com/explore/challenge/card/december-leetcoding-challenge/571/week-3-december-15th-december-21st/3572/</text:p>
          </table:table-cell>
          <table:table-cell/>
          <table:table-cell office:value-type="string" calcext:value-type="string">
            <text:p>mod algo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allestRange</text:p>
          </table:table-cell>
          <table:table-cell office:value-type="string" calcext:value-type="string">
            <text:p><text:a xlink:href="https://leetcode.com/explore/challenge/card/december-leetcoding-challenge/571/week-3-december-15th-december-21st/3573/" xlink:type="simple">https://leetcode.com/explore/challenge/card/december-leetcoding-challenge/571/week-3-december-15th-december-21st/3573/</text:a></text:p>
          </table:table-cell>
          <table:table-cell office:value-type="string" calcext:value-type="string">
            <text:p>pair algo</text:p>
          </table:table-cell>
          <table:table-cell office:value-type="string" calcext:value-type="string">
            <text:p>h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leetcode.com/problems/smallest-range-ii/solution/" xlink:type="simple">https://leetcode.com/problems/smallest-range-ii/solution/</text:a></text:p>
          </table:table-cell>
        </table:table-row>
        <table:table-row table:style-name="ro1">
          <table:table-cell/>
          <table:table-cell office:value-type="string" calcext:value-type="string">
            <text:p>balancedbinarytree</text:p>
          </table:table-cell>
          <table:table-cell office:value-type="string" calcext:value-type="string">
            <text:p>https://leetcode.com/explore/challenge/card/december-leetcoding-challenge/572/week-4-december-22nd-december-28th/3577/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eas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xt greater element</text:p>
          </table:table-cell>
          <table:table-cell office:value-type="string" calcext:value-type="string">
            <text:p>https://leetcode.com/explore/challenge/card/december-leetcoding-challenge/572/week-4-december-22nd-december-28th/3578/</text:p>
          </table:table-cell>
          <table:table-cell office:value-type="string" calcext:value-type="string">
            <text:p>iteration swap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 eaten apples</text:p>
          </table:table-cell>
          <table:table-cell office:value-type="string" calcext:value-type="string">
            <text:p>https://leetcode.com/contest/weekly-contest-221/problems/maximum-number-of-eaten-apples/</text:p>
          </table:table-cell>
          <table:table-cell office:value-type="string" calcext:value-type="string">
            <text:p>heap/deque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Xor</text:p>
          </table:table-cell>
          <table:table-cell office:value-type="string" calcext:value-type="string">
            <text:p>https://leetcode.com/contest/weekly-contest-221/problems/maximum-xor-with-an-element-from-array/</text:p>
          </table:table-cell>
          <table:table-cell office:value-type="string" calcext:value-type="string">
            <text:p>trie</text:p>
          </table:table-cell>
          <table:table-cell office:value-type="string" calcext:value-type="string">
            <text:p>har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BinTransform</text:p>
          </table:table-cell>
          <table:table-cell office:value-type="string" calcext:value-type="string">
            <text:p>https://leetcode.com/contest/biweekly-contest-42/problems/maximum-binary-string-after-change/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 practice</text:p>
          </table:table-cell>
        </table:table-row>
        <table:table-row table:style-name="ro1">
          <table:table-cell/>
          <table:table-cell office:value-type="string" calcext:value-type="string">
            <text:p>minAdjSwaps</text:p>
          </table:table-cell>
          <table:table-cell office:value-type="string" calcext:value-type="string">
            <text:p>https://leetcode.com/contest/biweekly-contest-42/problems/minimum-adjacent-swaps-for-k-consecutive-ones/</text:p>
          </table:table-cell>
          <table:table-cell office:value-type="string" calcext:value-type="string">
            <text:p>sliding window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codeWays</text:p>
          </table:table-cell>
          <table:table-cell office:value-type="string" calcext:value-type="string">
            <text:p>https://leetcode.com/explore/challenge/card/december-leetcoding-challenge/572/week-4-december-22nd-december-28th/3581/</text:p>
          </table:table-cell>
          <table:table-cell office:value-type="string" calcext:value-type="string">
            <text:p>recursion+memo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ump game 4</text:p>
          </table:table-cell>
          <table:table-cell office:value-type="string" calcext:value-type="string">
            <text:p>https://leetcode.com/explore/challenge/card/december-leetcoding-challenge/572/week-4-december-22nd-december-28th/3582/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h a number</text:p>
          </table:table-cell>
          <table:table-cell office:value-type="string" calcext:value-type="string">
            <text:p>https://leetcode.com/explore/challenge/card/december-leetcoding-challenge/572/week-4-december-22nd-december-28th/3583/</text:p>
          </table:table-cell>
          <table:table-cell office:value-type="string" calcext:value-type="string">
            <text:p>math proof</text:p>
          </table:table-cell>
          <table:table-cell office:value-type="string" calcext:value-type="string">
            <text:p>medium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00-00-00</text:date>, <text:time style:data-style-name="N2" text:time-value="23:04:58.893697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7:36:29.062848880</meta:creation-date>
    <dc:date>2020-12-28T23:06:20.255734963</dc:date>
    <meta:editing-duration>P2DT7H26M10S</meta:editing-duration>
    <meta:editing-cycles>11</meta:editing-cycles>
    <meta:generator>LibreOffice/6.4.6.2$Linux_X86_64 LibreOffice_project/40$Build-2</meta:generator>
    <meta:document-statistic meta:table-count="1" meta:cell-count="274" meta:object-count="0"/>
  </office:meta>
</office:document-meta>
</file>